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1" svg:font-family="'Liberation Sans'" style:font-family-generic="swiss"/>
    <style:font-face style:name="Accanthis ADF Std No2" svg:font-family="'Accanthis ADF Std No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20pt" fo:font-weight="bold" officeooo:rsid="001d204d" officeooo:paragraph-rsid="001d204d" style:font-size-asian="17.5pt" style:font-weight-asian="bold" style:font-size-complex="20pt" style:font-weight-complex="bold"/>
    </style:style>
    <style:style style:name="P2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0pt" fo:font-weight="bold" officeooo:rsid="001d204d" officeooo:paragraph-rsid="001d204d" style:font-size-asian="8.75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6pt" fo:font-weight="bold" officeooo:rsid="001d204d" officeooo:paragraph-rsid="001d204d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weight="bold" officeooo:rsid="001d204d" officeooo:paragraph-rsid="001d204d" style:font-size-asian="11.3500003814697pt" style:font-weight-asian="bold" style:font-size-complex="13pt" style:font-weight-complex="bold"/>
    </style:style>
    <style:style style:name="P5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weight="bold" officeooo:rsid="001d204d" officeooo:paragraph-rsid="0024c655" style:font-size-asian="11.3500003814697pt" style:font-weight-asian="bold" style:font-size-complex="13pt" style:font-weight-complex="bold"/>
    </style:style>
    <style:style style:name="P6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fo:font-weight="normal" officeooo:rsid="00274c5e" officeooo:paragraph-rsid="00274c5e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fo:font-weight="normal" officeooo:rsid="00274c5e" officeooo:paragraph-rsid="002b0ce6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style:text-underline-style="solid" style:text-underline-width="auto" style:text-underline-color="font-color" fo:font-weight="bold" officeooo:rsid="002a969d" officeooo:paragraph-rsid="002a969d" style:font-size-asian="11.3500003814697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2pt" fo:font-weight="bold" officeooo:rsid="001d204d" officeooo:paragraph-rsid="0024c655" style:font-size-asian="10.5pt" style:font-weight-asian="bold" style:font-size-complex="12pt" style:font-weight-complex="bold"/>
    </style:style>
    <style:style style:name="P10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ccanthis ADF Std No2" fo:font-size="13pt" fo:font-style="italic" fo:font-weight="normal" officeooo:rsid="0024c655" officeooo:paragraph-rsid="0024c655" style:font-size-asian="11.3500003814697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text-properties style:font-name="Accanthis ADF Std No2" fo:font-style="italic" style:font-style-asian="italic" style:font-style-complex="italic"/>
    </style:style>
    <style:style style:name="P12" style:family="paragraph" style:parent-style-name="Standard" style:master-page-name="">
      <loext:graphic-properties draw:fill="solid" draw:fill-color="#999999" draw:fill-image-width="0cm" draw:fill-image-height="0cm"/>
      <style:paragraph-properties fo:text-align="center" style:justify-single-word="false" style:page-number="auto" fo:background-color="#999999"/>
      <style:text-properties style:font-name="Arial" fo:font-size="20pt" fo:font-weight="bold" officeooo:rsid="001d204d" officeooo:paragraph-rsid="001d204d" style:font-size-asian="17.5pt" style:font-weight-asian="bold" style:font-size-complex="20pt" style:font-weight-complex="bold"/>
    </style:style>
    <style:style style:name="P13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0pt" fo:font-weight="normal" officeooo:rsid="001d204d" officeooo:paragraph-rsid="001d204d" style:font-size-asian="8.75pt" style:font-weight-asian="normal" style:font-size-complex="10pt" style:font-weight-complex="normal"/>
    </style:style>
    <style:style style:name="P14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6pt" fo:font-weight="normal" officeooo:rsid="001d204d" officeooo:paragraph-rsid="001d204d" style:font-size-asian="14pt" style:font-weight-asian="normal" style:font-size-complex="16pt" style:font-weight-complex="normal"/>
    </style:style>
    <style:style style:name="P15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6pt" fo:font-weight="bold" officeooo:rsid="0024c655" officeooo:paragraph-rsid="0024c655" style:font-size-asian="14pt" style:font-weight-asian="bold" style:font-size-complex="16pt" style:font-weight-complex="bold"/>
    </style:style>
    <style:style style:name="P16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weight="normal" officeooo:rsid="00216706" officeooo:paragraph-rsid="001d204d" style:font-size-asian="11.3500003814697pt" style:font-weight-asian="normal" style:font-size-complex="13pt" style:font-weight-complex="normal"/>
    </style:style>
    <style:style style:name="P17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style:text-underline-style="none" fo:font-weight="normal" officeooo:rsid="0024c655" officeooo:paragraph-rsid="001d204d" style:font-size-asian="11.3500003814697pt" style:font-weight-asian="normal" style:font-size-complex="13pt" style:font-weight-complex="normal"/>
    </style:style>
    <style:style style:name="P18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style:text-underline-style="none" fo:font-weight="normal" officeooo:rsid="00290f7a" officeooo:paragraph-rsid="00274c5e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style:text-underline-style="none" fo:font-weight="normal" officeooo:rsid="00290f7a" officeooo:paragraph-rsid="002b0ce6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style:text-underline-style="none" fo:font-weight="normal" officeooo:rsid="00290f7a" officeooo:paragraph-rsid="0030c031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style:text-underline-style="none" fo:font-weight="normal" officeooo:rsid="002b0ce6" officeooo:paragraph-rsid="002b0ce6" style:font-size-asian="11.3500003814697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rial" fo:font-size="13pt" fo:font-style="normal" fo:font-weight="normal" officeooo:rsid="00274c5e" officeooo:paragraph-rsid="002b0ce6" style:font-size-asian="11.3500003814697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ccanthis ADF Std No2" fo:font-size="13pt" fo:font-style="italic" style:text-underline-style="none" fo:font-weight="normal" officeooo:rsid="0024c655" officeooo:paragraph-rsid="0024c655" style:font-size-asian="11.3500003814697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font-name="Accanthis ADF Std No2" fo:font-size="13pt" fo:font-style="italic" style:text-underline-style="none" fo:font-weight="normal" officeooo:rsid="00267bf6" officeooo:paragraph-rsid="002a45de" style:font-size-asian="11.3500003814697pt" style:font-style-asian="italic" style:font-weight-asian="normal" style:font-size-complex="13pt" style:font-style-complex="italic" style:font-weight-complex="normal"/>
    </style:style>
    <style:style style:name="P25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rial" fo:font-size="13pt" fo:font-style="normal" style:text-underline-style="none" fo:font-weight="normal" officeooo:rsid="00349a00" officeooo:paragraph-rsid="00349a00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rial" fo:font-size="13pt" fo:font-style="normal" style:text-underline-style="none" fo:font-weight="normal" officeooo:rsid="00349a00" officeooo:paragraph-rsid="003720b0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rial" fo:font-size="13pt" fo:font-style="normal" style:text-underline-style="none" fo:font-weight="normal" officeooo:rsid="0030fb1f" officeooo:paragraph-rsid="00349a00" style:font-size-asian="11.3500003814697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rial" fo:font-size="13pt" fo:font-style="normal" style:text-underline-style="none" fo:font-weight="normal" officeooo:rsid="00389097" officeooo:paragraph-rsid="00389097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rial" fo:font-size="13pt" fo:font-style="normal" style:text-underline-style="none" fo:font-weight="normal" officeooo:rsid="0040a6c9" officeooo:paragraph-rsid="0040a6c9" style:font-size-asian="11.3500003814697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loext:graphic-properties draw:fill="none" draw:fill-color="#999999" draw:fill-image-width="0cm" draw:fill-image-height="0cm"/>
      <style:paragraph-properties fo:text-align="center" style:justify-single-word="false" fo:background-color="transparent"/>
      <style:text-properties style:text-line-through-style="none" style:text-line-through-type="none" style:font-name="Arial" fo:font-size="13pt" fo:font-style="normal" style:text-underline-style="none" fo:font-weight="bold" officeooo:rsid="0040a6c9" officeooo:paragraph-rsid="0040a6c9" style:font-size-asian="11.3500003814697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normal" style:text-underline-style="none" fo:font-weight="normal" officeooo:rsid="00349a00" officeooo:paragraph-rsid="00349a00" style:font-size-asian="11.3500003814697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normal" style:text-underline-style="none" fo:font-weight="normal" officeooo:rsid="00349a00" officeooo:paragraph-rsid="0036517b" style:font-size-asian="11.3500003814697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normal" style:text-underline-style="none" fo:font-weight="normal" officeooo:rsid="0036517b" officeooo:paragraph-rsid="0036517b" style:font-size-asian="11.3500003814697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normal" style:text-underline-style="none" fo:font-weight="normal" officeooo:rsid="00389097" officeooo:paragraph-rsid="00389097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normal" style:text-underline-style="none" fo:font-weight="normal" officeooo:rsid="00389097" officeooo:paragraph-rsid="003e7835" style:font-size-asian="11.3500003814697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italic" style:text-underline-style="none" fo:font-weight="normal" officeooo:rsid="00389097" officeooo:paragraph-rsid="00389097" style:font-size-asian="11.3500003814697pt" style:font-style-asian="italic" style:font-weight-asian="normal" style:font-size-complex="13pt" style:font-style-complex="italic" style:font-weight-complex="normal"/>
    </style:style>
    <style:style style:name="P37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italic" style:text-underline-style="none" fo:font-weight="normal" officeooo:rsid="00389097" officeooo:paragraph-rsid="0038fb8d" style:font-size-asian="11.3500003814697pt" style:font-style-asian="italic" style:font-weight-asian="normal" style:font-size-complex="13pt" style:font-style-complex="italic" style:font-weight-complex="normal"/>
    </style:style>
    <style:style style:name="P38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italic" style:text-underline-style="none" fo:font-weight="normal" officeooo:rsid="00389097" officeooo:paragraph-rsid="003a05f4" style:font-size-asian="11.3500003814697pt" style:font-style-asian="italic" style:font-weight-asian="normal" style:font-size-complex="13pt" style:font-style-complex="italic" style:font-weight-complex="normal"/>
    </style:style>
    <style:style style:name="P39" style:family="paragraph" style:parent-style-name="Standard">
      <loext:graphic-properties draw:fill="none" draw:fill-color="#999999" draw:fill-image-width="0cm" draw:fill-image-height="0cm"/>
      <style:paragraph-properties fo:text-align="start" style:justify-single-word="false" fo:background-color="transparent"/>
      <style:text-properties style:text-line-through-style="none" style:text-line-through-type="none" style:font-name="Accanthis ADF Std No2" fo:font-size="13pt" fo:font-style="italic" style:text-underline-style="none" fo:font-weight="normal" officeooo:rsid="003a05f4" officeooo:paragraph-rsid="003a05f4" style:font-size-asian="11.3500003814697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323c" style:font-weight-asian="normal" style:font-weight-complex="normal"/>
    </style:style>
    <style:style style:name="T3" style:family="text">
      <style:text-properties fo:font-weight="normal" officeooo:rsid="00216706" style:font-weight-asian="normal" style:font-weight-complex="normal"/>
    </style:style>
    <style:style style:name="T4" style:family="text">
      <style:text-properties fo:font-weight="normal" officeooo:rsid="00232292" style:font-weight-asian="normal" style:font-weight-complex="normal"/>
    </style:style>
    <style:style style:name="T5" style:family="text">
      <style:text-properties fo:font-size="16pt" officeooo:rsid="0024c655" style:font-size-asian="14pt" style:font-size-complex="16pt"/>
    </style:style>
    <style:style style:name="T6" style:family="text">
      <style:text-properties style:text-underline-style="solid" style:text-underline-width="auto" style:text-underline-color="font-color" officeooo:rsid="0024c655"/>
    </style:style>
    <style:style style:name="T7" style:family="text">
      <style:text-properties style:text-underline-style="solid" style:text-underline-width="auto" style:text-underline-color="font-color" officeooo:rsid="002d7648"/>
    </style:style>
    <style:style style:name="T8" style:family="text">
      <style:text-properties style:text-underline-style="solid" style:text-underline-width="auto" style:text-underline-color="font-color" fo:font-weight="bold" officeooo:rsid="002edbe9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67bf6"/>
    </style:style>
    <style:style style:name="T11" style:family="text">
      <style:text-properties style:text-underline-style="none" officeooo:rsid="00290f7a"/>
    </style:style>
    <style:style style:name="T12" style:family="text">
      <style:text-properties style:text-underline-style="none" officeooo:rsid="002ba6c6"/>
    </style:style>
    <style:style style:name="T13" style:family="text">
      <style:text-properties style:text-underline-style="none" officeooo:rsid="002d7648"/>
    </style:style>
    <style:style style:name="T14" style:family="text">
      <style:text-properties style:text-underline-style="none" fo:font-weight="bold" officeooo:rsid="002edbe9" style:font-weight-asian="bold" style:font-weight-complex="bold"/>
    </style:style>
    <style:style style:name="T15" style:family="text">
      <style:text-properties style:font-name="Liberation Sans1" style:text-underline-style="none" officeooo:rsid="00290f7a"/>
    </style:style>
    <style:style style:name="T16" style:family="text">
      <style:text-properties style:text-position="super 58%" style:font-name="Liberation Sans1" style:text-underline-style="none" officeooo:rsid="002b0ce6"/>
    </style:style>
    <style:style style:name="T17" style:family="text">
      <style:text-properties style:text-position="super 58%" officeooo:rsid="003d3469"/>
    </style:style>
    <style:style style:name="T18" style:family="text">
      <style:text-properties style:text-position="super 58%" officeooo:rsid="003e40e0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31b9bc"/>
    </style:style>
    <style:style style:name="T21" style:family="text">
      <style:text-properties style:text-position="0% 100%" officeooo:rsid="00349a00"/>
    </style:style>
    <style:style style:name="T22" style:family="text">
      <style:text-properties style:text-position="0% 100%" officeooo:rsid="0036517b"/>
    </style:style>
    <style:style style:name="T23" style:family="text">
      <style:text-properties style:text-position="0% 100%" fo:font-weight="bold" officeooo:rsid="0031b9bc" style:font-weight-asian="bold" style:font-weight-complex="bold"/>
    </style:style>
    <style:style style:name="T24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position="0% 100%" style:text-underline-style="solid" style:text-underline-width="auto" style:text-underline-color="font-color" fo:font-weight="bold" officeooo:rsid="003720b0" style:font-weight-asian="bold" style:font-weight-complex="bold"/>
    </style:style>
    <style:style style:name="T26" style:family="text">
      <style:text-properties style:text-position="0% 100%" officeooo:rsid="0038fb8d"/>
    </style:style>
    <style:style style:name="T27" style:family="text">
      <style:text-properties style:text-position="0% 100%" officeooo:rsid="003a05f4"/>
    </style:style>
    <style:style style:name="T28" style:family="text">
      <style:text-properties style:text-position="0% 100%" officeooo:rsid="003a4225"/>
    </style:style>
    <style:style style:name="T29" style:family="text">
      <style:text-properties style:text-position="0% 100%" style:font-name="Arial" officeooo:rsid="003a4225"/>
    </style:style>
    <style:style style:name="T30" style:family="text">
      <style:text-properties style:text-position="0% 100%" officeooo:rsid="003bdb3d"/>
    </style:style>
    <style:style style:name="T31" style:family="text">
      <style:text-properties style:text-position="0% 100%" officeooo:rsid="003d3469"/>
    </style:style>
    <style:style style:name="T32" style:family="text">
      <style:text-properties style:text-position="0% 100%" officeooo:rsid="003e40e0"/>
    </style:style>
    <style:style style:name="T33" style:family="text">
      <style:text-properties style:text-position="0% 100%" officeooo:rsid="003f16cd"/>
    </style:style>
    <style:style style:name="T34" style:family="text">
      <style:text-properties style:text-position="0% 100%" fo:font-size="16pt" style:font-size-asian="14pt" style:font-size-complex="16pt"/>
    </style:style>
    <style:style style:name="T35" style:family="text">
      <style:text-properties style:text-position="0% 100%" fo:font-size="16pt" officeooo:rsid="0024c655" style:font-size-asian="14pt" style:font-size-complex="16pt"/>
    </style:style>
    <style:style style:name="T36" style:family="text">
      <style:text-properties officeooo:rsid="002d7648"/>
    </style:style>
    <style:style style:name="T37" style:family="text">
      <style:text-properties officeooo:rsid="002edb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ous-séquences maximales</text:p>
      <text:p text:style-name="P1"/>
      <text:p text:style-name="P2">Auteurs : <text:span text:style-name="T1">PELLETIER Sébastien, BOUDERMINE Antoine</text:span></text:p>
      <text:p text:style-name="P13">TP1 Complexité – M1 Informatique</text:p>
      <text:p text:style-name="P13"/>
      <text:p text:style-name="P14"/>
      <text:p text:style-name="P3"><text:span text:style-name="T1"><text:tab/><text:tab/></text:span>Introduction</text:p>
      <text:p text:style-name="P13"/>
      <text:p text:style-name="P13"/>
      <text:p text:style-name="P4"><text:tab/><text:span text:style-name="T1">Au cours de ces expérimentations nous allons étudier différents algorithmes permettant de déterminer la </text:span><text:span text:style-name="T2">sous séquence dont la somme des éléments est maximale, elle est appelé </text:span><text:span text:style-name="T1">sous-séquence </text:span><text:span text:style-name="T2">maximales. <text:line-break/></text:span><text:span text:style-name="T3">Nous allons ici nous intéresser à la complexité en temps </text:span><text:span text:style-name="T4">dans le pire des cas</text:span><text:span text:style-name="T3"> des algorithmes répondant à cette problématique.</text:span></text:p>
      <text:p text:style-name="P16"/>
      <text:p text:style-name="P16"/>
      <text:p text:style-name="P5"><text:span text:style-name="T3"><text:tab/><text:tab/></text:span><text:span text:style-name="T5">Algorithmes (pseudo code) utilisés</text:span></text:p>
      <text:p text:style-name="P15"/>
      <text:p text:style-name="P9"/>
      <text:p text:style-name="P4"><text:span text:style-name="T3"><text:tab/></text:span><text:span text:style-name="T7">(i) </text:span><text:span text:style-name="T6">Algorithme naïf</text:span></text:p>
      <text:p text:style-name="P17"/>
      <text:p text:style-name="P23"/>
      <text:p text:style-name="P23">ENTREE</text:p>
      <text:p text:style-name="P23"><text:tab/>t un tableau d’entier relatif</text:p>
      <text:p text:style-name="P23"><text:tab/>n la taille du tableau t</text:p>
      <text:p text:style-name="P23">VARIABLES</text:p>
      <text:p text:style-name="P23"><text:tab/>i, j, k, imax, jmax, somme_max, somme des entiers</text:p>
      <text:p text:style-name="P23"/>
      <text:p text:style-name="P23">DEBUT</text:p>
      <text:p text:style-name="P23"/>
      <text:p text:style-name="P23">somme_max = t[0]</text:p>
      <text:p text:style-name="P23">pour i = 0 i &lt; n, <text:s/>i = i + 1<text:tab/> <text:s text:c="4"/></text:p>
      <text:p text:style-name="P23"><text:tab/>pour j = i, <text:s/>j &lt; n, <text:s/>j = j + 1</text:p>
      <text:p text:style-name="P23"><text:tab/><text:tab/>somme = 0</text:p>
      <text:p text:style-name="P23"><text:tab/><text:tab/>pour k = i, k &lt; j, k = k + 1</text:p>
      <text:p text:style-name="P23"><text:tab/><text:tab/><text:tab/>somme += t[k]</text:p>
      <text:p text:style-name="P23"><text:tab/><text:tab/><text:tab/>si somme &gt; somme_max alors</text:p>
      <text:p text:style-name="P23"><text:tab/><text:tab/><text:tab/><text:tab/>somme_max = somme</text:p>
      <text:p text:style-name="P23"><text:tab/><text:tab/><text:tab/><text:tab/>imax = i</text:p>
      <text:p text:style-name="P23"><text:tab/><text:tab/><text:tab/><text:tab/>max = j</text:p>
      <text:p text:style-name="P10"><text:span text:style-name="T9"><text:tab/><text:tab/><text:tab/></text:span><text:span text:style-name="T10">fin-si</text:span></text:p>
      <text:p text:style-name="P10"><text:span text:style-name="T9"><text:tab/><text:tab/> fin-</text:span><text:span text:style-name="T10">pour</text:span></text:p>
      <text:p text:style-name="P23"><text:tab/> fin-pour</text:p>
      <text:p text:style-name="P23"><text:s text:c="2"/>fin-pour</text:p>
      <text:p text:style-name="P24">SORTIE</text:p>
      <text:p text:style-name="P24"><text:tab/>imax, jmax, somme_max</text:p>
      <text:p text:style-name="P6"><text:soft-page-break/><text:span text:style-name="T9"><text:tab/>Ici, </text:span><text:span text:style-name="T12">l</text:span><text:span text:style-name="T9">a complexité de la première boucle couplé à la deuxième produit la somme des n premiers entiers (formule : n(n-1)/2) et est donc quadratique.</text:span></text:p>
      <text:p text:style-name="P6"><text:span text:style-name="T9">la dernière boucle ajoute un passage supplémentaire </text:span><text:span text:style-name="T11">en temps linéaire</text:span><text:span text:style-name="T9"> ce qui conduit l'algorithme à avoir une complexité final cubique. </text:span><text:span text:style-name="T11">T(n)=O(n</text:span><text:span text:style-name="T15">³</text:span><text:span text:style-name="T11">)</text:span></text:p>
      <text:p text:style-name="P18"/>
      <text:p text:style-name="P18"/>
      <text:p text:style-name="P8"><text:span text:style-name="T11"><text:tab/></text:span><text:span text:style-name="T36">(ii) A</text:span>lgorithme naïf optimisé</text:p>
      <text:p text:style-name="P18"/>
      <text:p text:style-name="P11">ENTREE</text:p>
      <text:p text:style-name="P11"><text:span text:style-name="T11"><text:tab/>tab : </text:span><text:span text:style-name="T9">tableau d’entiers relatifs</text:span></text:p>
      <text:p text:style-name="P11"><text:tab/>n : taille du tableau tab</text:p>
      <text:p text:style-name="P11">VARIABLES</text:p>
      <text:p text:style-name="P11"><text:span text:style-name="T9"><text:tab/></text:span><text:span text:style-name="T11">i, j, k, l, somme_temp, somme : </text:span><text:span text:style-name="T9">entiers</text:span></text:p>
      <text:p text:style-name="P11"/>
      <text:p text:style-name="P11">DEBUT<text:tab/></text:p>
      <text:p text:style-name="P11"><text:tab/></text:p>
      <text:p text:style-name="P11"><text:tab/>pour i = 0; i &lt; n; i++</text:p>
      <text:p text:style-name="P11"><text:tab/><text:tab/>somme_temp = 0</text:p>
      <text:p text:style-name="P11"><text:tab/><text:tab/>pour j = i; j &lt; n; j++</text:p>
      <text:p text:style-name="P11"><text:tab/><text:tab/><text:tab/>somme_temp += tab[j]</text:p>
      <text:p text:style-name="P11"><text:tab/><text:tab/><text:tab/>si somme_temp &gt; somme alors</text:p>
      <text:p text:style-name="P11"><text:tab/><text:tab/><text:tab/><text:tab/>somme = semme_temp</text:p>
      <text:p text:style-name="P11"><text:tab/><text:tab/><text:tab/><text:tab/>k = i</text:p>
      <text:p text:style-name="P11"><text:tab/><text:tab/><text:tab/><text:tab/>l = j</text:p>
      <text:p text:style-name="P11"><text:tab/><text:tab/><text:tab/><text:span text:style-name="T37">fin-si</text:span></text:p>
      <text:p text:style-name="P11"><text:tab/><text:tab/><text:span text:style-name="T37">fin-pour</text:span></text:p>
      <text:p text:style-name="P11"><text:tab/><text:span text:style-name="T37">fin-pour</text:span></text:p>
      <text:p text:style-name="P11"/>
      <text:p text:style-name="P11"><text:span text:style-name="T11">S</text:span><text:span text:style-name="T9">ORTIE</text:span></text:p>
      <text:p text:style-name="P11"><text:tab/>k, l, somme</text:p>
      <text:p text:style-name="P21"/>
      <text:p text:style-name="P21"/>
      <text:p text:style-name="P7"><text:span text:style-name="T13">L</text:span><text:span text:style-name="T9">a complexité de la première boucle couplé à la deuxième produit la somme des n premiers entiers (formule : n(n-1)/2). </text:span><text:span text:style-name="T13">Cet algorithme </text:span><text:span text:style-name="T9">est donc </text:span><text:span text:style-name="T13">de complexité </text:span><text:span text:style-name="T9">quadratique. </text:span><text:span text:style-name="T11">T(n)=O(n</text:span><text:span text:style-name="T16">2</text:span><text:span text:style-name="T11">).</text:span></text:p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text:span text:style-name="T8"/></text:p>
      <text:p text:style-name="P7"><text:soft-page-break/><text:span text:style-name="T14"><text:tab/></text:span><text:span text:style-name="T8">(iii) Diviser pour régner</text:span></text:p>
      <text:p text:style-name="P28"><text:span text:style-name="T20"/></text:p>
      <text:p text:style-name="P36"><text:span text:style-name="T20">A</text:span><text:span text:style-name="T19">LGORITHME : seq_fusion</text:span></text:p>
      <text:p text:style-name="P36"><text:span text:style-name="T20">E</text:span><text:span text:style-name="T19">NTREE</text:span></text:p>
      <text:p text:style-name="P36"><text:span text:style-name="T19"><text:tab/>tab : tableau d entiers</text:span></text:p>
      <text:p text:style-name="P36"><text:span text:style-name="T19"><text:tab/></text:span><text:span text:style-name="T26">i, j des entiers</text:span></text:p>
      <text:p text:style-name="P36"><text:span text:style-name="T19"><text:tab/></text:span></text:p>
      <text:p text:style-name="P36"><text:span text:style-name="T19">VARIABLES</text:span></text:p>
      <text:p text:style-name="P36"><text:span text:style-name="T19"><text:tab/></text:span><text:span text:style-name="T26">sauv</text:span><text:span text:style-name="T19"> : tableau de trois entiers</text:span></text:p>
      <text:p text:style-name="P36"><text:span text:style-name="T19"/></text:p>
      <text:p text:style-name="P36"><text:span text:style-name="T19">DEBUT</text:span></text:p>
      <text:p text:style-name="P37"><text:span text:style-name="T20"><text:tab/></text:span><text:span text:style-name="T19">si </text:span><text:span text:style-name="T20">( i == j)</text:span></text:p>
      <text:p text:style-name="P37"><text:span text:style-name="T20"><text:tab/><text:tab/>sauv[0] = tab[i]</text:span></text:p>
      <text:p text:style-name="P37"><text:span text:style-name="T20"><text:tab/><text:tab/>sauv[1] = i</text:span></text:p>
      <text:p text:style-name="P37"><text:span text:style-name="T20"><text:tab/><text:tab/>sauv[2] = j</text:span></text:p>
      <text:p text:style-name="P37"><text:span text:style-name="T20"><text:tab/><text:tab/>return</text:span></text:p>
      <text:p text:style-name="P37"><text:span text:style-name="T20"><text:tab/></text:span><text:span text:style-name="T19">fin-si</text:span></text:p>
      <text:p text:style-name="P37"><text:span text:style-name="T20"/></text:p>
      <text:p text:style-name="P37"><text:span text:style-name="T20"><text:tab/>sauv1[3], sauv2[3] </text:span><text:span text:style-name="T19">des tableaux de trois entiers</text:span></text:p>
      <text:p text:style-name="P37"><text:span text:style-name="T20"/></text:p>
      <text:p text:style-name="P37"><text:span text:style-name="T20"><text:tab/>seq_fusion(tab, i, (i+j)/2, sauv1)</text:span></text:p>
      <text:p text:style-name="P37"><text:span text:style-name="T20"><text:tab/>seq_fusion(tab, (i+j)/2 + 1, j, sauv2)</text:span></text:p>
      <text:p text:style-name="P37"><text:span text:style-name="T20"><text:tab/>fusion(tab, i, j, sauv1, sauv2, sauv)</text:span></text:p>
      <text:p text:style-name="P36"><text:span text:style-name="T20">F</text:span><text:span text:style-name="T19">IN</text:span></text:p>
      <text:p text:style-name="P36"><text:span text:style-name="T20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pan text:style-name="T26"/></text:p>
      <text:p text:style-name="P36"><text:soft-page-break/><text:span text:style-name="T26">ALGORITHME : </text:span><text:span text:style-name="T20">fusion( tab, <text:s/>i, <text:s/>j, sauv1, sauv2, sauv)</text:span></text:p>
      <text:p text:style-name="P39"><text:span text:style-name="T20">E</text:span><text:span text:style-name="T19">NTREE</text:span></text:p>
      <text:p text:style-name="P39"><text:span text:style-name="T19"><text:tab/>tab : tableau d’entiers</text:span></text:p>
      <text:p text:style-name="P39"><text:span text:style-name="T19"><text:tab/>i, j : entiers</text:span></text:p>
      <text:p text:style-name="P39"><text:span text:style-name="T19"><text:tab/>sauv1, sauv2, sauv tableau d’entiers</text:span></text:p>
      <text:p text:style-name="P39"><text:span text:style-name="T20">V</text:span><text:span text:style-name="T19">ARIABLES</text:span></text:p>
      <text:p text:style-name="P39"><text:span text:style-name="T19"><text:tab/>somme, max, maxd, maxg, k, l : entiers</text:span></text:p>
      <text:p text:style-name="P36"><text:span text:style-name="T20"/></text:p>
      <text:p text:style-name="P36"><text:span text:style-name="T20"><text:tab/>//Calcul Pgss à gauche</text:span></text:p>
      <text:p text:style-name="P36"><text:span text:style-name="T20"><text:tab/>somme = tab[ (i+j)/2 ]</text:span></text:p>
      <text:p text:style-name="P36"><text:span text:style-name="T20"><text:tab/>maxg <text:s/>= tab[ (i+j)/2 ]</text:span></text:p>
      <text:p text:style-name="P36"><text:span text:style-name="T20"><text:tab/>k = (i+j)/2</text:span></text:p>
      <text:p text:style-name="P36"><text:span text:style-name="T20"><text:tab/></text:span><text:span text:style-name="T27">pour</text:span><text:span text:style-name="T20">(int p = k-1; p &gt;= i; p--)</text:span></text:p>
      <text:p text:style-name="P36"><text:span text:style-name="T20"><text:tab/><text:tab/>somme += tab[p]</text:span></text:p>
      <text:p text:style-name="P36"><text:span text:style-name="T20"><text:tab/><text:tab/></text:span><text:span text:style-name="T27">si</text:span><text:span text:style-name="T20">(somme &gt; maxg)</text:span></text:p>
      <text:p text:style-name="P36"><text:span text:style-name="T20"><text:tab/><text:tab/><text:tab/>maxg = somme;</text:span></text:p>
      <text:p text:style-name="P36"><text:span text:style-name="T20"><text:tab/><text:tab/><text:tab/>k = p</text:span></text:p>
      <text:p text:style-name="P36"><text:span text:style-name="T20"><text:tab/><text:tab/></text:span><text:span text:style-name="T27">fin-si</text:span></text:p>
      <text:p text:style-name="P36"><text:span text:style-name="T20"><text:tab/></text:span><text:span text:style-name="T27">fin-pour</text:span></text:p>
      <text:p text:style-name="P36"><text:span text:style-name="T20"/></text:p>
      <text:p text:style-name="P36"><text:span text:style-name="T20"/></text:p>
      <text:p text:style-name="P38"><text:span text:style-name="T20"><text:tab/>//Calcul Pgss à droite</text:span></text:p>
      <text:p text:style-name="P36"><text:span text:style-name="T20"><text:tab/>somme = tab[ (i+j)/2 ]</text:span></text:p>
      <text:p text:style-name="P36"><text:span text:style-name="T20"><text:tab/>maxd = tab[ (i+j)/2]</text:span></text:p>
      <text:p text:style-name="P36"><text:span text:style-name="T20"><text:tab/>l = (i+j)/2</text:span></text:p>
      <text:p text:style-name="P36"><text:span text:style-name="T20"><text:tab/></text:span><text:span text:style-name="T27">pour</text:span><text:span text:style-name="T20">(int p = (i+j)/2 + 1; p &lt;= j; p++)</text:span></text:p>
      <text:p text:style-name="P36"><text:span text:style-name="T20"><text:tab/><text:tab/>somme += tab[p]</text:span></text:p>
      <text:p text:style-name="P36"><text:span text:style-name="T20"><text:tab/><text:tab/></text:span><text:span text:style-name="T27">si</text:span><text:span text:style-name="T20">(somme &gt; maxd)</text:span></text:p>
      <text:p text:style-name="P36"><text:span text:style-name="T20"><text:tab/><text:tab/><text:tab/>maxd = somme</text:span></text:p>
      <text:p text:style-name="P36"><text:span text:style-name="T20"><text:tab/><text:tab/><text:tab/>l = p</text:span></text:p>
      <text:p text:style-name="P36"><text:span text:style-name="T20"><text:tab/><text:tab/></text:span><text:span text:style-name="T27">fin-si</text:span></text:p>
      <text:p text:style-name="P36"><text:span text:style-name="T20"><text:tab/></text:span><text:span text:style-name="T27">fin-pour</text:span></text:p>
      <text:p text:style-name="P36"><text:span text:style-name="T20"><text:tab/>max = maxd + maxg - tab[ (i+j)/2 ]</text:span></text:p>
      <text:p text:style-name="P36"><text:span text:style-name="T20"><text:tab/></text:span><text:span text:style-name="T27">si</text:span><text:span text:style-name="T20">(sauv1[0] &gt; sauv2[0] &amp;&amp; sauv1[0] &gt; max)</text:span></text:p>
      <text:p text:style-name="P36"><text:span text:style-name="T20"><text:tab/><text:tab/>sauv[0] = sauv1[0]</text:span></text:p>
      <text:p text:style-name="P36"><text:span text:style-name="T20"><text:tab/><text:tab/>sauv[1] = sauv1[1]</text:span></text:p>
      <text:p text:style-name="P36"><text:span text:style-name="T20"><text:tab/><text:tab/>sauv[2] = sauv1[2]</text:span></text:p>
      <text:p text:style-name="P36"><text:span text:style-name="T20"><text:tab/></text:span></text:p>
      <text:p text:style-name="P36"><text:span text:style-name="T20"><text:tab/></text:span><text:span text:style-name="T27">sinon si</text:span><text:span text:style-name="T20">(sauv2[0] &gt; sauv1[0] &amp;&amp; sauv2[0] &gt; max)</text:span></text:p>
      <text:p text:style-name="P36"><text:span text:style-name="T20"><text:tab/><text:tab/>sauv[0] = sauv2[0]</text:span></text:p>
      <text:p text:style-name="P36"><text:span text:style-name="T20"><text:tab/><text:tab/>sauv[1] = sauv2[1]</text:span></text:p>
      <text:p text:style-name="P36"><text:span text:style-name="T20"><text:tab/><text:tab/>sauv[2] = sauv2[2]</text:span></text:p>
      <text:p text:style-name="P36"><text:span text:style-name="T20"><text:tab/></text:span><text:span text:style-name="T27">sinon</text:span></text:p>
      <text:p text:style-name="P36"><text:span text:style-name="T20"><text:tab/><text:tab/>sauv[0] = max</text:span></text:p>
      <text:p text:style-name="P36"><text:span text:style-name="T20"><text:tab/><text:tab/>sauv[1] = k</text:span></text:p>
      <text:p text:style-name="P36"><text:span text:style-name="T20"><text:tab/><text:tab/>sauv[2] = l</text:span></text:p>
      <text:p text:style-name="P36"><text:span text:style-name="T20"><text:tab/></text:span><text:span text:style-name="T27">fin-si</text:span><text:span text:style-name="T20"><text:tab/></text:span></text:p>
      <text:p text:style-name="P34"><text:soft-page-break/><text:span text:style-name="T20"/></text:p>
      <text:p text:style-name="P34"><text:span text:style-name="T20"><text:tab/></text:span><text:span text:style-name="T29">Cet algorithme a une complexité en O(nlogn) typique des algorithmes reposant sur le diviser pour régner.</text:span></text:p>
      <text:p text:style-name="P34"><text:span text:style-name="T29"/></text:p>
      <text:p text:style-name="P35"><text:span text:style-name="T29"><text:tab/></text:span><text:span text:style-name="T28">Demonstation : </text:span></text:p>
      <text:p text:style-name="P35"><text:span text:style-name="T28"><text:tab/>T(n) = T(n/2) + T(n/2) + const * n</text:span></text:p>
      <text:p text:style-name="P34"><text:span text:style-name="T28"><text:tab/>avec T(n) </text:span><text:span text:style-name="T30">le temps de </text:span><text:span text:style-name="T28">la division</text:span></text:p>
      <text:p text:style-name="P34"><text:span text:style-name="T28"><text:tab/></text:span><text:span text:style-name="T30">et const * n le temps de la fusion</text:span></text:p>
      <text:p text:style-name="P34"><text:span text:style-name="T30"/></text:p>
      <text:p text:style-name="P34"><text:span text:style-name="T30"><text:tab/></text:span><text:span text:style-name="T31">Donc T(n) = 2 * T(n/2) + const * n</text:span></text:p>
      <text:p text:style-name="P34"><text:span text:style-name="T31"><text:tab/>= 2 * (2 * T(n/4) + const * (n/2) ) + const * n</text:span></text:p>
      <text:p text:style-name="P34"><text:span text:style-name="T31"><text:tab/>= 4 * T(n/4) + 2 * const * n</text:span></text:p>
      <text:p text:style-name="P34"><text:span text:style-name="T31"><text:tab/>= 4 * ( 2 * T(n/8) + const * n/4) ) + 2 * const * n</text:span></text:p>
      <text:p text:style-name="P34"><text:span text:style-name="T31"><text:tab/>= 8 * T(n/8) + 3 * const * n</text:span></text:p>
      <text:p text:style-name="P34"><text:span text:style-name="T31"><text:tab/>= 2</text:span><text:span text:style-name="T17">i </text:span><text:span text:style-name="T31">* T( n/2</text:span><text:span text:style-name="T17">i </text:span><text:span text:style-name="T31">) + i * </text:span><text:span text:style-name="T32">const *</text:span><text:span text:style-name="T31"> n</text:span></text:p>
      <text:p text:style-name="P34"><text:span text:style-name="T31"/></text:p>
      <text:p text:style-name="P34"><text:span text:style-name="T31"><text:tab/></text:span><text:span text:style-name="T32">avec i = log(n) </text:span><text:span text:style-name="T33">( i étant la profondeur )</text:span><text:span text:style-name="T32"> :</text:span></text:p>
      <text:p text:style-name="P34"><text:span text:style-name="T32"><text:tab/>T(n) = 2</text:span><text:span text:style-name="T18">log(n) </text:span><text:span text:style-name="T32">* T( n/2</text:span><text:span text:style-name="T18">log(n) </text:span><text:span text:style-name="T32">) + log(n) * const * n</text:span></text:p>
      <text:p text:style-name="P34"><text:span text:style-name="T32"><text:tab/>= n * T(1) + const * n * log(n)</text:span></text:p>
      <text:p text:style-name="P34"><text:span text:style-name="T32"><text:tab/>= n * ( 1 + log(n))</text:span></text:p>
      <text:p text:style-name="P34"><text:span text:style-name="T32"><text:tab/>= n * log(n)</text:span></text:p>
      <text:p text:style-name="P34"><text:span text:style-name="T20"/></text:p>
      <text:p text:style-name="P34"><text:span text:style-name="T20"/></text:p>
      <text:p text:style-name="P26"><text:span text:style-name="T23"><text:tab/></text:span><text:span text:style-name="T25">(</text:span><text:span text:style-name="T24">IV)Algorithme linéaire</text:span></text:p>
      <text:p text:style-name="P25"><text:span text:style-name="T19"/></text:p>
      <text:p text:style-name="P31"><text:span text:style-name="T19">E</text:span><text:span text:style-name="T22">NTREE</text:span></text:p>
      <text:p text:style-name="P31"><text:span text:style-name="T19"><text:tab/>tab un tableau d’entier</text:span></text:p>
      <text:p text:style-name="P31"><text:span text:style-name="T19"><text:tab/>n la taille du tableau</text:span></text:p>
      <text:p text:style-name="P31"><text:span text:style-name="T19">VARIABLE</text:span></text:p>
      <text:p text:style-name="P31"><text:span text:style-name="T19"><text:s text:c="7"/><text:tab/>Entiers : i = 0, k = 0, l = 0, somme_max = tab[0], somme = 0</text:span></text:p>
      <text:p text:style-name="P33"><text:span text:style-name="T19">DEBUT</text:span></text:p>
      <text:p text:style-name="P33"><text:span text:style-name="T19"/></text:p>
      <text:p text:style-name="P31"><text:span text:style-name="T19">pour( j = 0; j &lt; n; j++)</text:span></text:p>
      <text:p text:style-name="P31"><text:span text:style-name="T19"><text:tab/>somme += tab[j];</text:span></text:p>
      <text:p text:style-name="P31"><text:span text:style-name="T19"><text:tab/>si( somme &gt; somme_max )</text:span></text:p>
      <text:p text:style-name="P31"><text:span text:style-name="T19"><text:tab/><text:tab/>somme_max = somme;</text:span></text:p>
      <text:p text:style-name="P31"><text:span text:style-name="T19"><text:tab/><text:tab/>k = i;</text:span></text:p>
      <text:p text:style-name="P31"><text:span text:style-name="T19"><text:tab/><text:tab/>l = j;</text:span></text:p>
      <text:p text:style-name="P31"><text:span text:style-name="T19"><text:tab/>fin-si</text:span></text:p>
      <text:p text:style-name="P31"><text:span text:style-name="T19"><text:tab/>si(somme &lt; 0)</text:span></text:p>
      <text:p text:style-name="P31"><text:span text:style-name="T19"><text:tab/><text:tab/>somme = 0;</text:span></text:p>
      <text:p text:style-name="P31"><text:span text:style-name="T19"><text:tab/><text:tab/>i = j + 1;</text:span></text:p>
      <text:p text:style-name="P31"><text:span text:style-name="T19"><text:tab/>fin-si</text:span></text:p>
      <text:p text:style-name="P32"><text:span text:style-name="T19">fin-pour</text:span></text:p>
      <text:p text:style-name="P33"><text:span text:style-name="T19">FIN</text:span></text:p>
      <text:p text:style-name="P32"><text:span text:style-name="T19">SORTIE</text:span></text:p>
      <text:p text:style-name="P32"><text:span text:style-name="T19"><text:tab/>k, l, somme_max <text:s/></text:span></text:p>
      <text:p text:style-name="P31"><text:soft-page-break/><text:span text:style-name="T20"/></text:p>
      <text:p text:style-name="P27"><text:span text:style-name="T21"><text:tab/>C</text:span><text:span text:style-name="T20">ette algorithme a </text:span><text:span text:style-name="T21">une</text:span><text:span text:style-name="T20"> complexité en O(n) </text:span><text:span text:style-name="T21">ce qui en fait le plus performant des algorithmes de recherche de sous-séquence maximal dans ce compte rendu</text:span><text:span text:style-name="T20">.</text:span></text:p>
      <text:p text:style-name="P27"><text:span text:style-name="T20"/></text:p>
      <text:p text:style-name="P27"><text:span text:style-name="T20"/></text:p>
      <text:p text:style-name="P27"><text:span text:style-name="T20"/></text:p>
      <text:p text:style-name="P30"><text:span text:style-name="T35">I</text:span><text:span text:style-name="T34">mplémentation des algorithmes</text:span></text:p>
      <text:p text:style-name="P30"><text:span text:style-name="T34"/></text:p>
      <text:p text:style-name="P30"><text:span text:style-name="T34"/></text:p>
      <text:p text:style-name="P29"><text:span text:style-name="T19">L’implémentations des algorithmes a été faite en c++</text:span></text:p>
      <text:p text:style-name="P29"><text:span text:style-name="T19">Il y a un fichier par algorithme.</text:span></text:p>
      <text:p text:style-name="P29"><text:span text:style-name="T19">Pour compiler: ./exec.bash</text:span></text:p>
      <text:p text:style-name="P29"><text:span text:style-name="T19">./test.bash n : Effectue un test de chaque algorithmes avec un tableau de nombres relatifs de taille 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1" svg:font-family="'Liberation Sans'" style:font-family-generic="swiss"/>
    <style:font-face style:name="Accanthis ADF Std No2" svg:font-family="'Accanthis ADF Std No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9999"/>
      <style:paragraph-properties fo:text-align="start" style:justify-single-word="false" fo:background-color="transparent"/>
      <style:text-properties style:font-name="Arial" fo:font-family="Arial" style:font-family-generic="swiss" fo:font-size="13pt" fo:font-style="normal" fo:font-weight="normal" officeooo:rsid="002b0ce6" style:font-size-asian="11.3500003814697pt" style:font-style-asian="normal" style:font-weight-asian="normal" style:font-size-complex="13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8:03:23.653549919</meta:creation-date>
    <meta:generator>LibreOffice/5.1.4.2$Linux_X86_64 LibreOffice_project/10m0$Build-2</meta:generator>
    <dc:date>2016-09-23T16:00:57.856725915</dc:date>
    <meta:editing-duration>PT1H29M35S</meta:editing-duration>
    <meta:editing-cycles>28</meta:editing-cycles>
    <meta:document-statistic meta:table-count="0" meta:image-count="0" meta:object-count="0" meta:page-count="6" meta:paragraph-count="161" meta:word-count="836" meta:character-count="4334" meta:non-whitespace-character-count="3434"/>
  </office:meta>
</office:document-meta>
</file>